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ombre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telefo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an<text:s/></text:p>
          </table:table-cell>
          <table:table-cell office:value-type="string" table:style-name="ce1">
            <text:p>calle juan</text:p>
          </table:table-cell>
          <table:table-cell office:value-type="float" office:value="5463226" table:style-name="ce1">
            <text:p>54632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rge</text:p>
          </table:table-cell>
          <table:table-cell office:value-type="string" table:style-name="ce1">
            <text:p>calle jorge</text:p>
          </table:table-cell>
          <table:table-cell office:value-type="float" office:value="2326656" table:style-name="ce1">
            <text:p>23266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uel</text:p>
          </table:table-cell>
          <table:table-cell office:value-type="string" table:style-name="ce1">
            <text:p>calle de manuel</text:p>
          </table:table-cell>
          <table:table-cell office:value-type="float" office:value="2626656" table:style-name="ce1">
            <text:p>26266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renzo</text:p>
          </table:table-cell>
          <table:table-cell office:value-type="string" table:style-name="ce1">
            <text:p>calle lorenzo</text:p>
          </table:table-cell>
          <table:table-cell office:value-type="float" office:value="5654845" table:style-name="ce1">
            <text:p>5654845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4-04-27T07:43:28Z</meta:creation-date>
    <dc:date>2024-04-27T07:50:16Z</dc:date>
  </office:meta>
</office:document-meta>
</file>